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4929in"/>
        </style:tab-stops>
      </style:paragraph-properties>
      <style:text-properties officeooo:rsid="001d1c89" officeooo:paragraph-rsid="001d1c89"/>
    </style:style>
    <style:style style:name="P2" style:family="paragraph" style:parent-style-name="Standard">
      <style:paragraph-properties>
        <style:tab-stops>
          <style:tab-stop style:position="6.4929in"/>
        </style:tab-stops>
      </style:paragraph-properties>
      <style:text-properties officeooo:rsid="001eba91" officeooo:paragraph-rsid="001eb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l caster:</text:p>
      <text:p text:style-name="P1"><text:a xlink:type="simple" xlink:href="https://www.pololu.com/product/951" text:style-name="Internet_20_link" text:visited-style-name="Visited_20_Internet_20_Link">https://www.pololu.com/product/951</text:a></text:p>
      <text:p text:style-name="P1"/>
      <text:p text:style-name="P1">Wheel:</text:p>
      <text:p text:style-name="P1"><text:a xlink:type="simple" xlink:href="https://www.pololu.com/product/1452" text:style-name="Internet_20_link" text:visited-style-name="Visited_20_Internet_20_Link">https://www.pololu.com/product/1452</text:a></text:p>
      <text:p text:style-name="P1"/>
      <text:p text:style-name="P1">Acumulator:</text:p>
      <text:p text:style-name="P1"><text:a xlink:type="simple" xlink:href="http://www.sierra.ro/Acumulator-LiPo-AIRSOFT-GENS-ACE-11-1V--1600-mA--20C-p7592p.html" text:style-name="Internet_20_link" text:visited-style-name="Visited_20_Internet_20_Link">http://www.sierra.ro/Acumulator-LiPo-AIRSOFT-GENS-ACE-11-1V--1600-mA--20C-p7592p.html</text:a></text:p>
      <text:p text:style-name="P1"/>
      <text:p text:style-name="P1">Motor:</text:p>
      <text:p text:style-name="P2">https://www.pololu.com/product/30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5:02.098309944</meta:creation-date>
    <dc:date>2016-10-24T21:19:45.355461888</dc:date>
    <meta:editing-duration>PT4M1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11" meta:character-count="224" meta:non-whitespace-character-count="223"/>
  </office:meta>
</office:document-meta>
</file>